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_20__28_user_29_" style:list-style-name=""/>
    <style:style style:name="P2" style:family="paragraph" style:parent-style-name="Text_20_body_20__28_user_29_" style:list-style-name="">
      <style:paragraph-properties fo:margin-top="0in" fo:margin-bottom="0.1043in"/>
    </style:style>
    <style:style style:name="P3" style:family="paragraph" style:parent-style-name="Text_20_body_20__28_user_29_" style:list-style-name="" style:master-page-name="Default">
      <style:paragraph-properties fo:margin-top="0in" fo:margin-bottom="0.1043in" fo:text-align="center" style:justify-single-word="false" style:page-number="auto"/>
      <style:text-properties fo:font-variant="normal" fo:text-transform="none" fo:color="#333333" style:font-name="Times New Roman" fo:font-size="14pt" fo:letter-spacing="normal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_20__28_user_29_" style:list-style-name="">
      <style:paragraph-properties fo:break-before="page"/>
    </style:style>
    <style:style style:name="P5" style:family="paragraph" style:parent-style-name="Text_20_body_20__28_user_29_">
      <style:paragraph-properties fo:margin-left="0in" fo:margin-right="0in" fo:margin-top="0in" fo:margin-bottom="0.1043in" fo:text-align="justify" style:justify-single-word="false" fo:text-indent="0in" style:auto-text-indent="false">
        <style:tab-stops/>
      </style:paragraph-properties>
      <style:text-properties fo:color="#333333" style:font-name="Times New Roman" fo:font-size="14pt" style:font-size-asian="14pt" style:font-size-complex="14pt"/>
    </style:style>
    <style:style style:name="P6" style:family="paragraph" style:parent-style-name="Text_20_body_20__28_user_29_" style:list-style-name="RTF_5f_Num_20_2">
      <style:paragraph-properties fo:margin-left="0in" fo:margin-right="0in" fo:margin-top="0in" fo:margin-bottom="0.1043in" fo:text-align="justify" style:justify-single-word="false" fo:text-indent="0in" style:auto-text-indent="false">
        <style:tab-stops/>
      </style:paragraph-properties>
      <style:text-properties fo:color="#333333" style:font-name="Times New Roman" fo:font-size="14pt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значення та скорочення</text:p>
      <text:p text:style-name="P2"/>
      <text:list xml:id="list7457690361169838210" text:style-name="RTF_5f_Num_20_2">
        <text:list-item>
          <text:p text:style-name="P6">Хостинг - (англ. Hosting) - послуга з надання обчислювальних потужностей для розміщення інформації на сервері, що постійно перебуває в мережі (зазвичай Інтернет). Хостингом також називається послуга з розміщення обладнання клієнта на території провайдера із забезпеченням підключення його до каналів зв'язку з високою пропускною спроможністю (колокація, від англ. Collocation). Звичайно хостинг входить в пакет з обслуговування сайту і має на увазі як мінімум послугу розміщення файлів сайту на сервері, на якому запущене ПЗ, необхідне для обробки запитів до цих файлів (веб-сервер). Як правило, в обслуговування вже входить надання місця для поштової кореспонденції, баз даних, DNS, файлового сховища на спеціально виділеному файл-сервері і т. <text:span text:style-name="T1">п</text:span>., <text:span text:style-name="T1">а</text:span> також підтримка функціонування відповідних сервісів.</text:p>
        </text:list-item>
        <text:list-item>
          <text:p text:style-name="P6">Директорії - (файлова система) - механізм організації файлів в файлову систему.</text:p>
        </text:list-item>
        <text:list-item>
          <text:p text:style-name="P6">Скрипт - програма в результаті якої формуються динамічні веб-сторінки або виконуються якісь функції сайту.</text:p>
        </text:list-item>
        <text:list-item>
          <text:p text:style-name="P6">CSS - (англ. Cascading Style Sheets - каскадні таблиці стилів), формальна мову опису зовнішнього вигляду документа, написаного з використанням мови розмітки.</text:p>
        </text:list-item>
        <text:list-item>
          <text:p text:style-name="P6">MySQL - [maɪ ɛskjuɛl]) вільна реляційна система управління базами даних., MySQL - це система керування базами данних. Реляціонная база даних зберігає інформацію в окремих таблицях, а не в одному великому сховищі, завдяки чому досягається висока продуктивність і гнучкість. Частина "SQL" слова "MySQL" позначає "Structured Query Language" ("Мова структурованих запитів"). SQL - найбільш загальн<text:span text:style-name="T1">а</text:span> стандартизован<text:span text:style-name="T1">а</text:span> мов<text:span text:style-name="T1">а</text:span> доступу до баз даних.</text:p>
        </text:list-item>
        <text:list-item>
          <text:p text:style-name="P6">Html - мова гіпертекстової розмітки (Hyper Text Markup Language), дозволяє <text:span text:style-name="T1">створювати </text:span><text:s/>веб-сторінку за допомогою простих редакторів.</text:p>
        </text:list-item>
        <text:list-item>
          <text:p text:style-name="P6">PHP- (англ. PHP: Hyper text Preprocessor - «PHP: препроцесор гіпертексту»; спочатку Personal Home Page Tools - «Інструменти для створення персональних веб-сторінок», вимовляється пі-ейч-пі) - скриптова мова програмування загального призначення, інтенсивно застосовується для розробки веб-додатків. В даний час підтримується переважною більшістю хостинг-провайдерів і є одним з лідерів серед мов програмування, що застосовуються для створення динамічних веб-сайтів.</text:p>
        </text:list-item>
        <text:list-item>
          <text:p text:style-name="P6">FTP - (File Transfer Protocol) протокол передачі файлів, який має на увазі передачу файлів в так званому оперативному, або online-режимі.</text:p>
        </text:list-item>
      </text:list>
      <text:p text:style-name="P5"/>
      <text:list xml:id="list32517479" text:continue-numbering="true" text:style-name="RTF_5f_Num_20_2">
        <text:list-item>
          <text:p text:style-name="P6"><text:soft-page-break/><text:span text:style-name="T2">Javascript – </text:span><text:span text:style-name="T1">скриптова мова програмування, що виконується браузером на клієнтській стороні.</text:span></text:p>
        </text:list-item>
      </text:list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_3f__3f__3f__3f__3f__3f__3f_" style:next-style-name="Îñíîâíîé_20_òåêñò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none" fo:country="none" style:font-name-asian="Ari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_3f__3f__3f__3f__3f__3f__3f_" style:display-name="???????" style:family="paragraph">
      <style:paragraph-properties fo:hyphenation-ladder-count="no-limit"/>
      <style:text-properties style:use-window-font-color="true" style:font-name="Times New Roman" fo:font-size="12pt" fo:language="none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Îñíîâíîé_20_òåêñò" style:display-name="Îñíîâíîé òåêñò" style:family="paragraph" style:parent-style-name="_3f__3f__3f__3f__3f__3f__3f_">
      <style:paragraph-properties fo:margin-top="0in" fo:margin-bottom="0.0835in" fo:hyphenation-ladder-count="no-limit"/>
      <style:text-properties style:use-window-font-color="true" style:font-name="Times New Roman" fo:font-size="12pt" fo:language="none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_3f__3f__3f__3f__3f__3f_" style:display-name="??????" style:family="paragraph" style:parent-style-name="Text_20_body_20__28_user_29_">
      <style:text-properties style:font-name-complex="Arial1"/>
    </style:style>
    <style:style style:name="Text_20_body_20__28_user_29_" style:display-name="Text body (user)" style:family="paragraph" style:parent-style-name="Default">
      <style:paragraph-properties fo:margin-top="0in" fo:margin-bottom="0.0835in"/>
      <style:text-properties fo:language="none" fo:country="none" style:font-name-asian="Times New Roman" style:font-size-asian="12pt" style:font-name-complex="Times New Roman"/>
    </style:style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F" style:font-size-asian="12pt" style:language-asian="zh" style:country-asian="CN" style:font-name-complex="Arial" fo:hyphenate="false" fo:hyphenation-remain-char-count="2" fo:hyphenation-push-char-count="2"/>
    </style:style>
    <style:style style:name="_3f__3f__3f__3f__3f__3f__3f__3f_" style:display-name="????????" style:family="paragraph" style:parent-style-name="_3f__3f__3f__3f__3f__3f__3f_">
      <style:paragraph-properties fo:margin-top="0.0835in" fo:margin-bottom="0.0835in" fo:hyphenation-ladder-count="no-limit"/>
      <style:text-properties style:use-window-font-color="true" style:font-name="Times New Roman" fo:font-size="12pt" fo:language="none" fo:country="none" fo:font-style="italic" style:font-name-asian="Ari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style:use-window-font-color="true" style:font-name="Times New Roman" fo:font-size="12pt" fo:language="none" fo:country="none" style:font-name-asian="Arial1" style:font-size-asian="12pt" style:language-asian="zh" style:country-asian="CN" style:font-name-complex="Times New Roman" fo:hyphenate="false" fo:hyphenation-remain-char-count="2" fo:hyphenation-push-char-count="2"/>
    </style:style>
    <style:style style:name="Heading_20__28_user_29_" style:display-name="Heading (user)" style:family="paragraph" style:parent-style-name="Default" style:next-style-name="Text_20_body_20__28_user_29_">
      <style:paragraph-properties fo:margin-top="0.1665in" fo:margin-bottom="0.0835in" fo:keep-with-next="always"/>
      <style:text-properties style:font-name="Arial" fo:font-size="14pt" fo:language="none" fo:country="none" style:font-name-asian="Microsoft YaHei" style:font-size-asian="12pt"/>
    </style:style>
    <style:style style:name="Caption_20__28_user_29_" style:display-name="Caption (user)" style:family="paragraph" style:parent-style-name="Default">
      <style:paragraph-properties fo:margin-top="0.0835in" fo:margin-bottom="0.0835in"/>
      <style:text-properties fo:language="none" fo:country="none" fo:font-style="italic" style:font-name-asian="Times New Roman" style:font-size-asian="12pt" style:font-style-asian="italic" style:font-name-complex="Arial1" style:font-style-complex="italic"/>
    </style:style>
    <style:style style:name="Index_20__28_user_29_" style:display-name="Index (user)" style:family="paragraph" style:parent-style-name="Default">
      <style:text-properties fo:language="none" fo:country="none" style:font-name-asian="Times New Roman" style:font-size-asian="12pt" style:font-name-complex="Arial1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4909in"/>
      </text:list-level-style-number>
      <text:list-level-style-number text:level="2" text:style-name="RTF_5f_Num_20_2_20_2" style:num-suffix="." style:num-format="1">
        <style:list-level-properties text:space-before="0.7854in" text:min-label-width="0.1965in"/>
      </text:list-level-style-number>
      <text:list-level-style-number text:level="3" text:style-name="RTF_5f_Num_20_2_20_3" style:num-suffix="." style:num-format="1">
        <style:list-level-properties text:space-before="1.2764in" text:min-label-width="0.1965in"/>
      </text:list-level-style-number>
      <text:list-level-style-number text:level="4" text:style-name="RTF_5f_Num_20_2_20_4" style:num-suffix="." style:num-format="1">
        <style:list-level-properties text:space-before="1.7673in" text:min-label-width="0.1965in"/>
      </text:list-level-style-number>
      <text:list-level-style-number text:level="5" text:style-name="RTF_5f_Num_20_2_20_5" style:num-suffix="." style:num-format="1">
        <style:list-level-properties text:space-before="2.2583in" text:min-label-width="0.1965in"/>
      </text:list-level-style-number>
      <text:list-level-style-number text:level="6" text:style-name="RTF_5f_Num_20_2_20_6" style:num-suffix="." style:num-format="1">
        <style:list-level-properties text:space-before="2.7492in" text:min-label-width="0.1965in"/>
      </text:list-level-style-number>
      <text:list-level-style-number text:level="7" text:style-name="RTF_5f_Num_20_2_20_7" style:num-suffix="." style:num-format="1">
        <style:list-level-properties text:space-before="3.2402in" text:min-label-width="0.1965in"/>
      </text:list-level-style-number>
      <text:list-level-style-number text:level="8" text:style-name="RTF_5f_Num_20_2_20_8" style:num-suffix="." style:num-format="1">
        <style:list-level-properties text:space-before="3.7315in" text:min-label-width="0.1965in"/>
      </text:list-level-style-number>
      <text:list-level-style-number text:level="9" text:style-name="RTF_5f_Num_20_2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10" meta:word-count="328" meta:character-count="2449"/>
    <dc:date>2017-06-15T12:32:50.20</dc:date>
    <dc:creator>Ihor Leleka</dc:creator>
    <meta:generator>OpenOffice/4.1.3$Win32 OpenOffice.org_project/413m1$Build-9783</meta:generator>
  </office:meta>
</office:document-meta>
</file>